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tils.escape( String s , boolean isAttribute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Utils.load( Properties properties ,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Utils.createDocument(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Utils.appendEntityRef( StringBuilder buffer , char ch , boolean isAttribute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lUtils.importProperties( Properties properties , Element propertiesEl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lver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Utils.escap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